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8800" style:font-name="Liberation Sans" fo:font-size="9pt" fo:letter-spacing="normal" fo:font-style="italic" fo:font-weight="normal" style:font-size-asian="9pt" style:font-size-complex="9pt"/>
    </style:style>
    <style:style style:name="P2" style:family="paragraph" style:parent-style-name="Preformatted_20_Text">
      <style:paragraph-properties fo:margin-left="0in" fo:margin-right="0in" fo:orphans="2" fo:widows="2" fo:text-indent="0in" style:auto-text-indent="false"/>
      <style:text-properties style:font-name="Liberation Sans" fo:font-size="9pt" style:font-size-asian="9pt" style:font-size-complex="9pt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8800" style:font-name="Liberation Sans" fo:font-size="9pt" fo:letter-spacing="normal" fo:font-style="italic" fo:font-weight="normal" style:font-size-asian="9pt" style:font-size-complex="9pt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333333" style:font-name="Liberation Sans" fo:font-size="9pt" fo:letter-spacing="normal" fo:font-style="normal" fo:font-weight="normal" style:font-size-asian="9pt" style:font-size-complex="9pt"/>
    </style:style>
    <style:style style:name="P5" style:family="paragraph" style:parent-style-name="Preformatted_20_Text">
      <style:paragraph-properties fo:orphans="2" fo:widows="2"/>
      <style:text-properties fo:font-variant="normal" fo:text-transform="none" fo:color="#333333" style:font-name="Liberation Sans" fo:font-size="9pt" fo:letter-spacing="normal" style:font-size-asian="9pt" style:font-size-complex="9pt"/>
    </style:style>
    <style:style style:name="P6" style:family="paragraph" style:parent-style-name="Preformatted_20_Text">
      <style:paragraph-properties fo:orphans="2" fo:widows="2"/>
      <style:text-properties style:font-name="Liberation Sans" fo:font-size="9pt" style:font-size-asian="9pt" style:font-size-complex="9pt"/>
    </style:style>
    <style:style style:name="P7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333333" style:font-name="Liberation Sans" fo:font-size="9pt" fo:letter-spacing="normal" style:font-size-asian="9pt" style:font-size-complex="9pt"/>
    </style:style>
    <style:style style:name="T1" style:family="text">
      <style:text-properties fo:font-style="normal" fo:font-weight="normal"/>
    </style:style>
    <style:style style:name="T2" style:family="text">
      <style:text-properties fo:color="#000080" fo:font-weight="bold"/>
    </style:style>
    <style:style style:name="T3" style:family="text">
      <style:text-properties fo:color="#000080" fo:font-style="normal" fo:font-weight="bold"/>
    </style:style>
    <style:style style:name="T4" style:family="text">
      <style:text-properties fo:color="#0000ff"/>
    </style:style>
    <style:style style:name="T5" style:family="text">
      <style:text-properties fo:color="#0000ff" fo:font-style="normal" fo:font-weight="normal"/>
    </style:style>
    <style:style style:name="T6" style:family="text">
      <style:text-properties fo:color="#008800" fo:font-style="italic" fo:font-weight="normal"/>
    </style:style>
    <style:style style:name="T7" style:family="text">
      <style:text-properties fo:color="#a61717" fo:background-color="#e3d2d2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NOTE 1 VAR LET CONST:</text:p>
      <text:p text:style-name="P1"/>
      <text:p text:style-name="P3">// var --&gt; is accessible inside the function in which its defined, even outside of scope</text:p>
      <text:p text:style-name="P3">//let --&gt; is accessible inside the block in which its defined</text:p>
      <text:p text:style-name="P3">//conts --&gt; constant variable</text:p>
      <text:p text:style-name="P6"/>
      <text:p text:style-name="P3">// exp:</text:p>
      <text:p text:style-name="P4"><text:span text:style-name="T2">function</text:span> sayHello(){</text:p>
      <text:p text:style-name="P5"><text:s text:c="2"/><text:span text:style-name="T3">for</text:span><text:span text:style-name="T1"> (</text:span><text:span text:style-name="T3">var</text:span><text:span text:style-name="T1"> i = </text:span><text:span text:style-name="T5">0</text:span><text:span text:style-name="T1">; i &lt; </text:span><text:span text:style-name="T5">2</text:span><text:span text:style-name="T1">; i++) {</text:span></text:p>
      <text:p text:style-name="P5"><text:s text:c="4"/><text:span text:style-name="T1">console.log(i);</text:span></text:p>
      <text:p text:style-name="P5"><text:s text:c="2"/><text:span text:style-name="T1">}</text:span></text:p>
      <text:p text:style-name="P5"><text:s text:c="2"/><text:span text:style-name="T1">console.log(i);</text:span></text:p>
      <text:p text:style-name="P4">}</text:p>
      <text:p text:style-name="P4">sayHello();</text:p>
      <text:p text:style-name="P3">//result:</text:p>
      <text:p text:style-name="P3">//0</text:p>
      <text:p text:style-name="P3">//1</text:p>
      <text:p text:style-name="P3">//2</text:p>
      <text:p text:style-name="P6"/>
      <text:p text:style-name="P3">//exp 2:</text:p>
      <text:p text:style-name="P4"><text:span text:style-name="T2">function</text:span> sayHello(){</text:p>
      <text:p text:style-name="P5"><text:s text:c="2"/><text:span text:style-name="T3">for</text:span><text:span text:style-name="T1"> (</text:span><text:span text:style-name="T3">let</text:span><text:span text:style-name="T1"> i = </text:span><text:span text:style-name="T5">0</text:span><text:span text:style-name="T1">; i &lt; </text:span><text:span text:style-name="T5">5</text:span><text:span text:style-name="T1">; i++) {</text:span></text:p>
      <text:p text:style-name="P5"><text:s text:c="4"/><text:span text:style-name="T1">console.log(i);</text:span></text:p>
      <text:p text:style-name="P5"><text:s text:c="2"/><text:span text:style-name="T1">}</text:span></text:p>
      <text:p text:style-name="P5"><text:s text:c="2"/><text:span text:style-name="T1">console.log(i);</text:span></text:p>
      <text:p text:style-name="P4">}</text:p>
      <text:p text:style-name="P4">sayHello();</text:p>
      <text:p text:style-name="P3">//result:</text:p>
      <text:p text:style-name="P3">//error because i pada console.log(i) yang kedua diluar scope let</text:p>
      <text:p text:style-name="P6"/>
      <text:p text:style-name="P6"/>
      <text:p text:style-name="P3">// NOTE 2 OBJECTS:</text:p>
      <text:p text:style-name="P3"/>
      <text:p text:style-name="P3">//object in js is collection of key-value pairs</text:p>
      <text:p text:style-name="P3">//in js method is also an object</text:p>
      <text:p text:style-name="P6"/>
      <text:p text:style-name="P4"><text:span text:style-name="T2">const</text:span> person = {</text:p>
      <text:p text:style-name="P5"><text:s text:c="2"/><text:span text:style-name="T1">name : </text:span><text:span text:style-name="T5">"Hammam"</text:span><text:span text:style-name="T1">,</text:span></text:p>
      <text:p text:style-name="P5"><text:s text:c="2"/><text:span text:style-name="T1">walk : </text:span><text:span text:style-name="T3">function</text:span><text:span text:style-name="T1">(){}, </text:span><text:span text:style-name="T6">//cara lama</text:span></text:p>
      <text:p text:style-name="P5"><text:s text:c="2"/><text:span text:style-name="T1">walk(){} </text:span><text:span text:style-name="T6">//cara ES6</text:span></text:p>
      <text:p text:style-name="P4">};</text:p>
      <text:p text:style-name="P6"/>
      <text:p text:style-name="P6"/>
      <text:p text:style-name="P3">// NOTE 3 THIS:</text:p>
      <text:p text:style-name="P3"/>
      <text:p text:style-name="P3">//this is js behave diffenrenty from other programming language</text:p>
      <text:p text:style-name="P3">//value of "this" is determined by how a function is called</text:p>
      <text:p text:style-name="P6"/>
      <text:p text:style-name="P4"><text:span text:style-name="T2">const</text:span> person = {</text:p>
      <text:p text:style-name="P5"><text:s text:c="2"/><text:span text:style-name="T1">name : </text:span><text:span text:style-name="T5">"Hammam"</text:span><text:span text:style-name="T1">,</text:span></text:p>
      <text:p text:style-name="P5"><text:s text:c="2"/><text:span text:style-name="T1">walk(){</text:span></text:p>
      <text:p text:style-name="P5"><text:s text:c="4"/><text:span text:style-name="T1">console.log(</text:span><text:span text:style-name="T3">this</text:span><text:span text:style-name="T1">);</text:span></text:p>
      <text:p text:style-name="P5"><text:s text:c="4"/><text:span text:style-name="T6">//look at this</text:span></text:p>
      <text:p text:style-name="P5"><text:s text:c="2"/><text:span text:style-name="T1">}</text:span></text:p>
      <text:p text:style-name="P4">};</text:p>
      <text:p text:style-name="P6"/>
      <text:p text:style-name="P3">//if we call a function as a method in an object, "this" always return a reference of that object</text:p>
      <text:p text:style-name="P4">person.walk();</text:p>
      <text:p text:style-name="P3">//result:</text:p>
      <text:p text:style-name="P3">//{name: "Hammam", walk: ƒ}</text:p>
      <text:p text:style-name="P6"/>
      <text:p text:style-name="P3">//but if we call function as stanalone object or outside of an object, "this" will return the global object which is the windows object on browser</text:p>
      <text:p text:style-name="P4"><text:span text:style-name="T2">const</text:span> walk = person.walk;</text:p>
      <text:p text:style-name="P4">walk();</text:p>
      <text:p text:style-name="P3">//result:</text:p>
      <text:p text:style-name="P3">//Window {postMessage: ƒ, blur: ƒ, focus: ƒ, close: ƒ, frames: Window, …}</text:p>
      <text:p text:style-name="P6"/>
      <text:p text:style-name="P6"/>
      <text:p text:style-name="P3">// NOTE 4 BINDING(MENGIKAT) 'THIS':</text:p>
      <text:p text:style-name="P3"/>
      <text:p text:style-name="P3">//guna : fixing pengglobalan 'this' jika dipanggil sendiri atau diluar object</text:p>
      <text:p text:style-name="P3">//remember in js, function is an object</text:p>
      <text:p text:style-name="P3">//exp:</text:p>
      <text:p text:style-name="P4"><text:span text:style-name="T2">const</text:span> person = {</text:p>
      <text:p text:style-name="P5"><text:s text:c="2"/><text:span text:style-name="T1">name : </text:span><text:span text:style-name="T5">"Hammam"</text:span><text:span text:style-name="T1">,</text:span></text:p>
      <text:p text:style-name="P5"><text:s text:c="2"/><text:span text:style-name="T1">walk(){</text:span></text:p>
      <text:p text:style-name="P5"><text:s text:c="4"/><text:span text:style-name="T1">console.log(</text:span><text:span text:style-name="T3">this</text:span><text:span text:style-name="T1">);</text:span></text:p>
      <text:p text:style-name="P5"><text:s text:c="4"/><text:span text:style-name="T6">//look at this</text:span></text:p>
      <text:p text:style-name="P5"><text:s text:c="2"/><text:span text:style-name="T1">}</text:span></text:p>
      <text:p text:style-name="P4">};</text:p>
      <text:p text:style-name="P6"/>
      <text:p text:style-name="P4"><text:span text:style-name="T2">const</text:span> walk = person.walk.bind(person);</text:p>
      <text:p text:style-name="P3">//which means: the bind method will return a new instance of walk function and set 'this' to person object.</text:p>
      <text:p text:style-name="P4">walk();</text:p>
      <text:p text:style-name="P3">//result:</text:p>
      <text:p text:style-name="P3">//{name: "Hammam", walk: ƒ}</text:p>
      <text:p text:style-name="P3">//bind method can make value of 'this' permanently</text:p>
      <text:p text:style-name="P6"/>
      <text:p text:style-name="P6"/>
      <text:p text:style-name="P3">// NOTE 5 ARROW FUNCTION:</text:p>
      <text:p text:style-name="P6"/>
      <text:p text:style-name="P3">//exp1:</text:p>
      <text:p text:style-name="P3">//cara lama:</text:p>
      <text:p text:style-name="P4"><text:span text:style-name="T2">const</text:span> square = <text:span text:style-name="T2">function</text:span> (number){</text:p>
      <text:p text:style-name="P5"><text:s text:c="2"/><text:span text:style-name="T3">return</text:span><text:span text:style-name="T1"> number * number;</text:span></text:p>
      <text:p text:style-name="P4">}</text:p>
      <text:p text:style-name="P3">//cara baru1:</text:p>
      <text:p text:style-name="P4"><text:span text:style-name="T2">const</text:span> square2 = (number) =&gt; {</text:p>
      <text:p text:style-name="P5"><text:s text:c="2"/><text:span text:style-name="T3">return</text:span><text:span text:style-name="T1"> number * number;</text:span></text:p>
      <text:p text:style-name="P4">}</text:p>
      <text:p text:style-name="P3">//cara baru2:</text:p>
      <text:p text:style-name="P4"><text:span text:style-name="T2">const</text:span> square3 = (number) =&gt; number * number;</text:p>
      <text:p text:style-name="P4">console.log(square(<text:span text:style-name="T4">5</text:span>));</text:p>
      <text:p text:style-name="P4">console.log(square2(<text:span text:style-name="T4">5</text:span>));</text:p>
      <text:p text:style-name="P4">console.log(square3(<text:span text:style-name="T4">5</text:span>));</text:p>
      <text:p text:style-name="P3">//al result : 25</text:p>
      <text:p text:style-name="P6"/>
      <text:p text:style-name="P3">//exp2:</text:p>
      <text:p text:style-name="P4"><text:span text:style-name="T2">const</text:span> kadaluarsa = [</text:p>
      <text:p text:style-name="P5"><text:s text:c="2"/><text:span text:style-name="T1">{id:</text:span><text:span text:style-name="T5">1</text:span><text:span text:style-name="T1">, isActive: </text:span><text:span text:style-name="T3">true</text:span><text:span text:style-name="T1">},</text:span></text:p>
      <text:p text:style-name="P5"><text:s text:c="2"/><text:span text:style-name="T1">{id:</text:span><text:span text:style-name="T5">2</text:span><text:span text:style-name="T1">, isActive: </text:span><text:span text:style-name="T3">true</text:span><text:span text:style-name="T1">},</text:span></text:p>
      <text:p text:style-name="P5"><text:s text:c="2"/><text:span text:style-name="T1">{id:</text:span><text:span text:style-name="T5">3</text:span><text:span text:style-name="T1">, isActive: </text:span><text:span text:style-name="T3">false</text:span><text:span text:style-name="T1">},</text:span></text:p>
      <text:p text:style-name="P4">];</text:p>
      <text:p text:style-name="P6"/>
      <text:p text:style-name="P3">//cara lama</text:p>
      <text:p text:style-name="P4"><text:span text:style-name="T2">const</text:span> ada = kadaluarsa.filter(<text:span text:style-name="T2">function</text:span>(obj){</text:p>
      <text:p text:style-name="P5"><text:s text:c="4"/><text:span text:style-name="T3">return</text:span><text:span text:style-name="T1"> obj.isActive;</text:span></text:p>
      <text:p text:style-name="P4">})</text:p>
      <text:p text:style-name="P3">//cara baru pake arrow function</text:p>
      <text:p text:style-name="P4"><text:span text:style-name="T2">const</text:span> ada2 = kadaluarsa.filter((obj) =&gt; obj.isActive);</text:p>
      <text:p text:style-name="P6"/>
      <text:p text:style-name="P4">console.log(ada);</text:p>
      <text:p text:style-name="P4">console.log(ada2);</text:p>
      <text:p text:style-name="P6"/>
      <text:p text:style-name="P3">//ttg filter() method:</text:p>
      <text:p text:style-name="P3">//syntax : array.filter(method_yang_berisi_persyaratan_anggota_array_lulus_filter);</text:p>
      <text:p text:style-name="P3">//exp:</text:p>
      <text:p text:style-name="P4"><text:span text:style-name="T2">const</text:span> ada2 = kadaluarsa.filter((obj) =&gt; obj.isActive);</text:p>
      <text:p text:style-name="P3">//kadaluarsa = arraynya</text:p>
      <text:p text:style-name="P3">//obj = anggota2 arraynya</text:p>
      <text:p text:style-name="P3">//obj.isActive = hanya yg true saja yg lolos filter dan akan dimasukkan ke varaiable ada2</text:p>
      <text:p text:style-name="P6"/>
      <text:p text:style-name="P6"/>
      <text:p text:style-name="P3">// NOTE 6 ARROW FUNCTION AND THIS:</text:p>
      <text:p text:style-name="P6"/>
      <text:p text:style-name="P4">exp:</text:p>
      <text:p text:style-name="P4"><text:span text:style-name="T2">const</text:span> person = {</text:p>
      <text:p text:style-name="P5"><text:s text:c="2"/><text:span text:style-name="T1">talk(){</text:span></text:p>
      <text:p text:style-name="P5"><text:s text:c="4"/><text:span text:style-name="T1">setTimeout(</text:span><text:span text:style-name="T3">function</text:span><text:span text:style-name="T1">(){ </text:span><text:span text:style-name="T6">//callback function</text:span></text:p>
      <text:p text:style-name="P5"><text:s text:c="6"/><text:span text:style-name="T1">console.log(</text:span><text:span text:style-name="T3">this</text:span><text:span text:style-name="T1">);</text:span></text:p>
      <text:p text:style-name="P5"><text:s text:c="4"/><text:span text:style-name="T1">},</text:span><text:span text:style-name="T5">1000</text:span><text:span text:style-name="T1">);</text:span></text:p>
      <text:p text:style-name="P5"><text:s text:c="2"/><text:span text:style-name="T1">}</text:span></text:p>
      <text:p text:style-name="P4">};</text:p>
      <text:p text:style-name="P4">person.talk();</text:p>
      <text:p text:style-name="P4">result:</text:p>
      <text:p text:style-name="P3">//Window {postMessage: ƒ, blur: ƒ, focus: ƒ, close: ƒ, frames: Window, …}</text:p>
      <text:p text:style-name="P6"/>
      <text:p text:style-name="P3">//how this can happen?</text:p>
      <text:p text:style-name="P3"><text:soft-page-break/>//because that callback function is not part of any object so its not like the talk method in the person object, its a standalone function</text:p>
      <text:p text:style-name="P6"/>
      <text:p text:style-name="P3">//how to solve? which means how can we have a reference to the person object inside of this callback function?</text:p>
      <text:p text:style-name="P6"/>
      <text:p text:style-name="P3">//cara 1:</text:p>
      <text:p text:style-name="P3">//declare a variable an set it to 'this' outside of the callback function</text:p>
      <text:p text:style-name="P4"><text:span text:style-name="T2">const</text:span> person = {</text:p>
      <text:p text:style-name="P5"><text:s text:c="2"/><text:span text:style-name="T1">talk(){</text:span></text:p>
      <text:p text:style-name="P5"><text:s text:c="4"/><text:span text:style-name="T3">const</text:span><text:span text:style-name="T1"> a = </text:span><text:span text:style-name="T3">this</text:span><text:span text:style-name="T1">;</text:span></text:p>
      <text:p text:style-name="P5"><text:s text:c="4"/><text:span text:style-name="T1">setTimeout(</text:span><text:span text:style-name="T3">function</text:span><text:span text:style-name="T1">(){ </text:span><text:span text:style-name="T6">//callback function</text:span></text:p>
      <text:p text:style-name="P5"><text:s text:c="6"/><text:span text:style-name="T1">console.log(a);</text:span></text:p>
      <text:p text:style-name="P5"><text:s text:c="4"/><text:span text:style-name="T1">},</text:span><text:span text:style-name="T5">1000</text:span><text:span text:style-name="T1">);</text:span></text:p>
      <text:p text:style-name="P5"><text:s text:c="2"/><text:span text:style-name="T1">}</text:span></text:p>
      <text:p text:style-name="P4">};</text:p>
      <text:p text:style-name="P4">person.talk();</text:p>
      <text:p text:style-name="P6"/>
      <text:p text:style-name="P3">//cara 2:</text:p>
      <text:p text:style-name="P3">//using arrow function. because arrow doesnt rebind the 'this' keyword. which means arrow function will inherit that 'this' keyword in which this code is defined.</text:p>
      <text:p text:style-name="P4"><text:span text:style-name="T2">const</text:span> person = {</text:p>
      <text:p text:style-name="P5"><text:s text:c="2"/><text:span text:style-name="T1">talk(){</text:span></text:p>
      <text:p text:style-name="P5"><text:s text:c="4"/><text:span text:style-name="T1">setTimeout(() =&gt; { </text:span><text:span text:style-name="T6">//callback function</text:span></text:p>
      <text:p text:style-name="P5"><text:s text:c="6"/><text:span text:style-name="T1">console.log(</text:span><text:span text:style-name="T3">this</text:span><text:span text:style-name="T1">);</text:span></text:p>
      <text:p text:style-name="P5"><text:s text:c="4"/><text:span text:style-name="T1">},</text:span><text:span text:style-name="T5">1000</text:span><text:span text:style-name="T1">);</text:span></text:p>
      <text:p text:style-name="P5"><text:s text:c="2"/><text:span text:style-name="T1">}</text:span></text:p>
      <text:p text:style-name="P4">};</text:p>
      <text:p text:style-name="P4">person.talk();</text:p>
      <text:p text:style-name="P6"/>
      <text:p text:style-name="P6"/>
      <text:p text:style-name="P3">// NOTE 7 ARRAY.MAP():</text:p>
      <text:p text:style-name="P3"/>
      <text:p text:style-name="P3">//guna : in react, it used to render lists.</text:p>
      <text:p text:style-name="P6"/>
      <text:p text:style-name="P3">//exp:</text:p>
      <text:p text:style-name="P3">//cara lama:</text:p>
      <text:p text:style-name="P4"><text:span text:style-name="T2">const</text:span> colors = [<text:span text:style-name="T4">'red'</text:span>,<text:span text:style-name="T4">'green'</text:span>, <text:span text:style-name="T4">'blue'</text:span>];</text:p>
      <text:p text:style-name="P4"><text:span text:style-name="T2">const</text:span> item = colors.map((warna) =&gt; <text:span text:style-name="T4">'&lt;li&gt;'</text:span> + warna + <text:span text:style-name="T4">'&lt;/li&gt;'</text:span>);</text:p>
      <text:p text:style-name="P5"><text:s text:c="34"/><text:span text:style-name="T6">//concetination cara lama</text:span></text:p>
      <text:p text:style-name="P3">//cara baru:</text:p>
      <text:p text:style-name="P3">//pake template literal</text:p>
      <text:p text:style-name="P3">//a template literal is a way to concatenate strings while allowing embedded expressions and improving readability.</text:p>
      <text:p text:style-name="P3">//With template literals, we use enclosing back-ticks ( ` ) instead</text:p>
      <text:p text:style-name="P4"><text:span text:style-name="T2">const</text:span> colors = [<text:span text:style-name="T4">'red'</text:span>,<text:span text:style-name="T4">'green'</text:span>, <text:span text:style-name="T4">'blue'</text:span>];</text:p>
      <text:p text:style-name="P4"><text:span text:style-name="T2">const</text:span> item = colors.map((warna) =&gt; <text:span text:style-name="T7">`</text:span>&lt;li&gt;${warna}&lt;<text:span text:style-name="T7">/li&gt;`);</text:span></text:p>
      <text:p text:style-name="P6"/>
      <text:p text:style-name="P4">console.log(item);</text:p>
      <text:p text:style-name="P3">//result:</text:p>
      <text:p text:style-name="P3">// 0: "&lt;li&gt;red&lt;/li&gt;"</text:p>
      <text:p text:style-name="P3">// 1: "&lt;li&gt;green&lt;/li&gt;"</text:p>
      <text:p text:style-name="P3">// 2: "&lt;li&gt;blue&lt;/li&gt;"</text:p>
      <text:p text:style-name="P6"/>
      <text:p text:style-name="P3">// NOTE 8 OBJECT DESTRUCTURING:</text:p>
      <text:p text:style-name="P6"/>
      <text:p text:style-name="P4"><text:span text:style-name="T2">const</text:span> address = {</text:p>
      <text:p text:style-name="P5"><text:s text:c="2"/><text:span text:style-name="T1">street : </text:span><text:span text:style-name="T5">'slamet riyadi'</text:span><text:span text:style-name="T1">,</text:span></text:p>
      <text:p text:style-name="P5"><text:s text:c="2"/><text:span text:style-name="T1">city : </text:span><text:span text:style-name="T5">'surakarta'</text:span><text:span text:style-name="T1">,</text:span></text:p>
      <text:p text:style-name="P5"><text:s text:c="2"/><text:span text:style-name="T1">country : </text:span><text:span text:style-name="T5">'indonesia'</text:span></text:p>
      <text:p text:style-name="P4">};</text:p>
      <text:p text:style-name="P6"/>
      <text:p text:style-name="P3">// cara lama</text:p>
      <text:p text:style-name="P4"><text:span text:style-name="T2">const</text:span> street = address.street;</text:p>
      <text:p text:style-name="P4"><text:span text:style-name="T2">const</text:span> city = address.city;</text:p>
      <text:p text:style-name="P4"><text:span text:style-name="T2">const</text:span> country = address.country;</text:p>
      <text:p text:style-name="P6"/>
      <text:p text:style-name="P3">//cara destructuring:</text:p>
      <text:p text:style-name="P4"><text:span text:style-name="T2">const</text:span> {street, city, country} = address;</text:p>
      <text:p text:style-name="P3">//cara destructuring (jika kita pengen nama variabel beda):</text:p>
      <text:p text:style-name="P4"><text:span text:style-name="T2">const</text:span> {street:jalan, city:kota, country:negara} = address;</text:p>
      <text:p text:style-name="P6"/>
      <text:p text:style-name="P4">console.log(street, city, country);</text:p>
      <text:p text:style-name="P3">//result:</text:p>
      <text:p text:style-name="P3">// slamet riyadi surakarta indonesia</text:p>
      <text:p text:style-name="P4">console.log(jalan,kota,negara);</text:p>
      <text:p text:style-name="P3">//result;</text:p>
      <text:p text:style-name="P3">// slamet riyadi surakarta indonesia</text:p>
      <text:p text:style-name="P6"/>
      <text:p text:style-name="P6"/>
      <text:p text:style-name="P3">//NOTE 9 SPREAD OPERATOR:</text:p>
      <text:p text:style-name="P3"/>
      <text:p text:style-name="P3">//guna spread: to get each individual item in that array or object</text:p>
      <text:p text:style-name="P6"/>
      <text:p text:style-name="P3">//exp 1 in array:</text:p>
      <text:p text:style-name="P4"><text:span text:style-name="T2">const</text:span> first = [<text:span text:style-name="T4">1</text:span>,<text:span text:style-name="T4">2</text:span>,<text:span text:style-name="T4">3</text:span>];</text:p>
      <text:p text:style-name="P4"><text:span text:style-name="T2">const</text:span> second = [<text:span text:style-name="T4">4</text:span>,<text:span text:style-name="T4">5</text:span>,<text:span text:style-name="T4">6</text:span>];</text:p>
      <text:p text:style-name="P6"/>
      <text:p text:style-name="P3">//gabungin array cara lama:</text:p>
      <text:p text:style-name="P4"><text:span text:style-name="T2">const</text:span> combined = first.concat(second);</text:p>
      <text:p text:style-name="P3">//gabungin array pakai spread:</text:p>
      <text:p text:style-name="P4"><text:span text:style-name="T2">const</text:span> combined2 = [...first,...second];</text:p>
      <text:p text:style-name="P3">//keuntungan lain: bisa nambahin di tengah2nya:</text:p>
      <text:p text:style-name="P4"><text:span text:style-name="T2">const</text:span> combined3 = [...first,<text:span text:style-name="T4">6</text:span>,<text:span text:style-name="T4">10</text:span>,...second,<text:span text:style-name="T4">13</text:span>];</text:p>
      <text:p text:style-name="P6"/>
      <text:p text:style-name="P4">console.log(combined);</text:p>
      <text:p text:style-name="P3">//result:</text:p>
      <text:p text:style-name="P3">// (6) [1, 2, 3, 4, 5, 6]</text:p>
      <text:p text:style-name="P4">console.log(combined2);</text:p>
      <text:p text:style-name="P3">//result:</text:p>
      <text:p text:style-name="P3">// (6) [1, 2, 3, 4, 5, 6]</text:p>
      <text:p text:style-name="P6"/>
      <text:p text:style-name="P3">//exp 2 in object:</text:p>
      <text:p text:style-name="P4"><text:span text:style-name="T2">const</text:span> first = { nama: <text:span text:style-name="T4">'hammam'</text:span>};</text:p>
      <text:p text:style-name="P4"><text:span text:style-name="T2">const</text:span> second = {asal: <text:span text:style-name="T4">'solo'</text:span>};</text:p>
      <text:p text:style-name="P6"/>
      <text:p text:style-name="P4"><text:span text:style-name="T2">const</text:span> combined = {...first,...second};</text:p>
      <text:p text:style-name="P4">console.log(combined);</text:p>
      <text:p text:style-name="P3">//result:</text:p>
      <text:p text:style-name="P3">// {nama: "hammam", asal: "solo"}</text:p>
      <text:p text:style-name="P6"/>
      <text:p text:style-name="P6"/>
      <text:p text:style-name="P3">// NOTE 10 CLASSES:</text:p>
      <text:p text:style-name="P4"><text:span text:style-name="T2">class</text:span> Person {</text:p>
      <text:p text:style-name="P5"><text:s text:c="2"/><text:span text:style-name="T1">constructor(nama){</text:span></text:p>
      <text:p text:style-name="P5"><text:s text:c="4"/><text:span text:style-name="T3">this</text:span><text:span text:style-name="T1">.nama = nama;</text:span></text:p>
      <text:p text:style-name="P5"><text:s text:c="2"/><text:span text:style-name="T1">}</text:span></text:p>
      <text:p text:style-name="P5"><text:s text:c="2"/><text:span text:style-name="T1">walk(){</text:span></text:p>
      <text:p text:style-name="P5"><text:s text:c="4"/><text:span text:style-name="T1">console.log(</text:span><text:span text:style-name="T5">'berjalan'</text:span><text:span text:style-name="T1">);</text:span></text:p>
      <text:p text:style-name="P5"><text:s text:c="2"/><text:span text:style-name="T1">}</text:span></text:p>
      <text:p text:style-name="P4">}</text:p>
      <text:p text:style-name="P4"><text:span text:style-name="T2">const</text:span> orang = <text:span text:style-name="T2">new</text:span> Person(<text:span text:style-name="T4">'hammam'</text:span>);</text:p>
      <text:p text:style-name="P6"/>
      <text:p text:style-name="P4">console.log(orang.nama);</text:p>
      <text:p text:style-name="P4">orang.walk();</text:p>
      <text:p text:style-name="P6"/>
      <text:p text:style-name="P6"/>
      <text:p text:style-name="P3">// NOTE 11 INHERITANCE:</text:p>
      <text:p text:style-name="P3"/>
      <text:p text:style-name="P4"><text:span text:style-name="T2">class</text:span> Person {</text:p>
      <text:p text:style-name="P5"><text:s text:c="2"/><text:span text:style-name="T6">//constructor standar lha</text:span></text:p>
      <text:p text:style-name="P5"><text:s text:c="2"/><text:span text:style-name="T1">constructor(nama){</text:span></text:p>
      <text:p text:style-name="P5"><text:s text:c="4"/><text:span text:style-name="T3">this</text:span><text:span text:style-name="T1">.nama = nama;</text:span></text:p>
      <text:p text:style-name="P5"><text:s text:c="2"/><text:span text:style-name="T1">}</text:span></text:p>
      <text:p text:style-name="P5"><text:s text:c="2"/><text:span text:style-name="T1">walk(){</text:span></text:p>
      <text:p text:style-name="P5"><text:s text:c="4"/><text:span text:style-name="T1">console.log(</text:span><text:span text:style-name="T5">'berjalan'</text:span><text:span text:style-name="T1">);</text:span></text:p>
      <text:p text:style-name="P5"><text:s text:c="2"/><text:span text:style-name="T1">}</text:span></text:p>
      <text:p text:style-name="P4">}</text:p>
      <text:p text:style-name="P6"/>
      <text:p text:style-name="P4"><text:span text:style-name="T2">class</text:span> Teacher <text:span text:style-name="T2">extends</text:span> Person {</text:p>
      <text:p text:style-name="P5"><text:s text:c="2"/><text:span text:style-name="T6">//mbikin constructor di children</text:span></text:p>
      <text:p text:style-name="P5"><text:s text:c="2"/><text:span text:style-name="T1">constructor(nama, degree = </text:span><text:span text:style-name="T3">null</text:span><text:span text:style-name="T1">){</text:span></text:p>
      <text:p text:style-name="P5"><text:s text:c="4"/><text:span text:style-name="T3">super</text:span><text:span text:style-name="T1">(nama);</text:span></text:p>
      <text:p text:style-name="P5"><text:s text:c="4"/><text:span text:style-name="T3">this</text:span><text:span text:style-name="T1">.degree = degree;</text:span></text:p>
      <text:p text:style-name="P5"><text:s text:c="2"/><text:span text:style-name="T1">}</text:span></text:p>
      <text:p text:style-name="P6"/>
      <text:p text:style-name="P5"><text:s text:c="2"/><text:span text:style-name="T1">teach(){</text:span></text:p>
      <text:p text:style-name="P5"><text:s text:c="4"/><text:span text:style-name="T1">console.log(</text:span><text:span text:style-name="T5">"tech"</text:span><text:span text:style-name="T1">);</text:span></text:p>
      <text:p text:style-name="P5"><text:s text:c="2"/><text:span text:style-name="T1">}</text:span></text:p>
      <text:p text:style-name="P4">}</text:p>
      <text:p text:style-name="P6"/>
      <text:p text:style-name="P4"><text:span text:style-name="T2">const</text:span> guru = <text:span text:style-name="T2">new</text:span> Teacher(<text:span text:style-name="T4">'hammam'</text:span>, <text:span text:style-name="T4">'s2'</text:span>);</text:p>
      <text:p text:style-name="P6"/>
      <text:p text:style-name="P4">console.log(guru.nama);</text:p>
      <text:p text:style-name="P4">console.log(guru.degree);</text:p>
      <text:p text:style-name="P4">guru.walk();</text:p>
      <text:p text:style-name="P4"><text:soft-page-break/>guru.teach();</text:p>
      <text:p text:style-name="P6"/>
      <text:p text:style-name="P6"/>
      <text:p text:style-name="P3">// NOTE 12 MODULES:</text:p>
      <text:p text:style-name="P3">//when working with module, the object we define in a module are private by default,so they are not accessible from the outside</text:p>
      <text:p text:style-name="P3">//to make that public, you must export it</text:p>
      <text:p text:style-name="P6"/>
      <text:p text:style-name="P3">//exp:</text:p>
      <text:p text:style-name="P3">//buat 2 file berbeda: person.js and teacher.js</text:p>
      <text:p text:style-name="P6"/>
      <text:p text:style-name="P3">//1. person.js</text:p>
      <text:p text:style-name="P4"><text:span text:style-name="T2">export</text:span> <text:span text:style-name="T2">class</text:span> Person {</text:p>
      <text:p text:style-name="P5"><text:s text:c="2"/><text:span text:style-name="T6">//constructor standar lha</text:span></text:p>
      <text:p text:style-name="P5"><text:s text:c="2"/><text:span text:style-name="T1">constructor(nama){</text:span></text:p>
      <text:p text:style-name="P5"><text:s text:c="4"/><text:span text:style-name="T3">this</text:span><text:span text:style-name="T1">.nama = nama;</text:span></text:p>
      <text:p text:style-name="P5"><text:s text:c="2"/><text:span text:style-name="T1">}</text:span></text:p>
      <text:p text:style-name="P5"><text:s text:c="2"/><text:span text:style-name="T1">walk(){</text:span></text:p>
      <text:p text:style-name="P5"><text:s text:c="4"/><text:span text:style-name="T1">console.log(</text:span><text:span text:style-name="T5">'berjalan'</text:span><text:span text:style-name="T1">);</text:span></text:p>
      <text:p text:style-name="P5"><text:s text:c="2"/><text:span text:style-name="T1">}</text:span></text:p>
      <text:p text:style-name="P4">}</text:p>
      <text:p text:style-name="P6"/>
      <text:p text:style-name="P3">//2. teacher.js</text:p>
      <text:p text:style-name="P3">//import clss Person in person.js file</text:p>
      <text:p text:style-name="P4"><text:span text:style-name="T2">import</text:span> {Person} from <text:span text:style-name="T4">'./person.js'</text:span>;</text:p>
      <text:p text:style-name="P4"><text:span text:style-name="T2">export</text:span> <text:span text:style-name="T2">class</text:span> Teacher <text:span text:style-name="T2">extends</text:span> Person {</text:p>
      <text:p text:style-name="P5"><text:s text:c="2"/><text:span text:style-name="T6">//mbikin constructor di children</text:span></text:p>
      <text:p text:style-name="P5"><text:s text:c="2"/><text:span text:style-name="T1">constructor(nama, degree = </text:span><text:span text:style-name="T3">null</text:span><text:span text:style-name="T1">){</text:span></text:p>
      <text:p text:style-name="P5"><text:s text:c="4"/><text:span text:style-name="T3">super</text:span><text:span text:style-name="T1">(nama);</text:span></text:p>
      <text:p text:style-name="P5"><text:s text:c="4"/><text:span text:style-name="T3">this</text:span><text:span text:style-name="T1">.degree = degree;</text:span></text:p>
      <text:p text:style-name="P5"><text:s text:c="2"/><text:span text:style-name="T1">}</text:span></text:p>
      <text:p text:style-name="P6"/>
      <text:p text:style-name="P5"><text:s text:c="2"/><text:span text:style-name="T1">teach(){</text:span></text:p>
      <text:p text:style-name="P5"><text:s text:c="4"/><text:span text:style-name="T1">console.log(</text:span><text:span text:style-name="T5">"tech"</text:span><text:span text:style-name="T1">);</text:span></text:p>
      <text:p text:style-name="P5"><text:s text:c="2"/><text:span text:style-name="T1">}</text:span></text:p>
      <text:p text:style-name="P4">}</text:p>
      <text:p text:style-name="P6"/>
      <text:p text:style-name="P3">//import class Teacher</text:p>
      <text:p text:style-name="P4"><text:span text:style-name="T2">import</text:span> {Teacher} from <text:span text:style-name="T4">'./teacher.js'</text:span>;</text:p>
      <text:p text:style-name="P4"><text:span text:style-name="T2">const</text:span> guru = <text:span text:style-name="T2">new</text:span> Teacher(<text:span text:style-name="T4">'Hammam'</text:span>, <text:span text:style-name="T4">'S3'</text:span>)</text:p>
      <text:p text:style-name="P4">console.log(guru.nama, guru.degree);</text:p>
      <text:p text:style-name="P6"/>
      <text:p text:style-name="P6"/>
      <text:p text:style-name="P3">// NOTE 13 NAMED AND DEFAULT EXPORT:</text:p>
      <text:p text:style-name="P3"/>
      <text:p text:style-name="P3">//Named exports are useful to export several values. During the import, one will be able to use the same name to refer to the corresponding value.</text:p>
      <text:p text:style-name="P3">//Concerning the default export, there is only a single default export per module. A default export can be a function, a class, an object or anything else. This value is to be considered as the “main” exported value since it will be the simplest to import.</text:p>
      <text:p text:style-name="P6"/>
      <text:p text:style-name="P3">//exp Named export:</text:p>
      <text:p text:style-name="P3">//exp 1:</text:p>
      <text:p text:style-name="P3">// imports</text:p>
      <text:p text:style-name="P3">// ex. importing a single named export</text:p>
      <text:p text:style-name="P4"><text:span text:style-name="T2">import</text:span> { MyComponent } from <text:span text:style-name="T4">"./MyComponent"</text:span>;</text:p>
      <text:p text:style-name="P3">// ex. importing multiple named exports</text:p>
      <text:p text:style-name="P4"><text:span text:style-name="T2">import</text:span> { MyComponent, MyComponent2 } from <text:span text:style-name="T4">"./MyComponent"</text:span>;</text:p>
      <text:p text:style-name="P3">// ex. giving a named import a different name by using "as":</text:p>
      <text:p text:style-name="P4"><text:span text:style-name="T2">import</text:span> { MyComponent2 as MyNewComponent } from <text:span text:style-name="T4">"./MyComponent"</text:span>;</text:p>
      <text:p text:style-name="P3">// yang pengen di import</text:p>
      <text:p text:style-name="P4"><text:span text:style-name="T2">export</text:span> <text:span text:style-name="T2">const</text:span> MyComponent = () =&gt; {}</text:p>
      <text:p text:style-name="P4"><text:span text:style-name="T2">export</text:span> <text:span text:style-name="T2">const</text:span> MyComponent2 = () =&gt; {}</text:p>
      <text:p text:style-name="P6"/>
      <text:p text:style-name="P3">//exp 2: Import all the named exports onto an object:</text:p>
      <text:p text:style-name="P4"><text:span text:style-name="T2">import</text:span> * as MainComponents from <text:span text:style-name="T4">"./MyComponent"</text:span>;</text:p>
      <text:p text:style-name="P3">// use MainComponents.MyComponent and MainComponents.MyComponent2 here</text:p>
      <text:p text:style-name="P6"/>
      <text:p text:style-name="P3">//exp Default export:</text:p>
      <text:p text:style-name="P3">// import</text:p>
      <text:p text:style-name="P4"><text:span text:style-name="T2">import</text:span> MyDefaultComponent from <text:span text:style-name="T4">"./MyDefaultExport"</text:span>;</text:p>
      <text:p text:style-name="P3">// export</text:p>
      <text:p text:style-name="P4"><text:span text:style-name="T2">const</text:span> MyComponent = () =&gt; {}</text:p>
      <text:p text:style-name="P4"><text:span text:style-name="T2">export</text:span> <text:span text:style-name="T2">default</text:span> MyComponent;</text:p>
      <text:p text:style-name="P7"><text:s text:c="6"/><text:span text:style-name="T6">//look ada tambahan default disini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4165in" fo:margin-bottom="0.4016in" fo:margin-left="0.4689in" fo:margin-right="0.424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23:40:39.251929079</meta:creation-date>
    <dc:date>2019-01-19T23:57:05.113113114</dc:date>
    <meta:editing-duration>PT7M38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3" meta:paragraph-count="299" meta:word-count="1229" meta:character-count="8304" meta:non-whitespace-character-count="7109"/>
  </office:meta>
</office:document-meta>
</file>